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0088"/>
    </style:style>
    <style:style style:name="P2" style:family="paragraph" style:parent-style-name="Standard">
      <style:text-properties officeooo:paragraph-rsid="00140088"/>
    </style:style>
    <style:style style:name="P3" style:family="paragraph" style:parent-style-name="Heading_20_1">
      <style:paragraph-properties fo:break-before="page"/>
      <style:text-properties officeooo:paragraph-rsid="00140088"/>
    </style:style>
    <style:style style:name="P4" style:family="paragraph" style:parent-style-name="Standard">
      <style:paragraph-properties fo:text-align="start" style:justify-single-word="false"/>
      <style:text-properties officeooo:paragraph-rsid="00140088"/>
    </style:style>
    <style:style style:name="P5" style:family="paragraph" style:parent-style-name="Standard">
      <style:paragraph-properties fo:text-align="start" style:justify-single-word="false"/>
      <style:text-properties officeooo:paragraph-rsid="00148af0"/>
    </style:style>
    <style:style style:name="T1" style:family="text">
      <style:text-properties officeooo:rsid="0105ca74"/>
    </style:style>
    <style:style style:name="T2" style:family="text">
      <style:text-properties officeooo:rsid="00956cf2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ee94e9"/>
    </style:style>
    <style:style style:name="T5" style:family="text">
      <style:text-properties officeooo:rsid="00148af0"/>
    </style:style>
    <style:style style:name="T6" style:family="text">
      <style:text-properties officeooo:rsid="00169e33"/>
    </style:style>
    <style:style style:name="T7" style:family="text">
      <style:text-properties officeooo:rsid="00184d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Repeater / <text:span text:style-name="T1">Forwarder</text:span> <text:s/></text:h>
      <text:p text:style-name="P2"><text:s text:c="2"/>QCAN2 has an advanced packet forwarding mechanism. We coined the term 'mini network', because it operates on a similar principle <text:span text:style-name="T2">as</text:span> the internet. Packets are repeated from QCAN2 <text:s/>to QCAN2, <text:s/>until the time to live field reaches zero. <text:s/>This makes for a very efficient data transmission, <text:s/>and guarantees data will reach every <text:span text:style-name="T5">single </text:span>QCAN2 installation.</text:p>
      <text:p text:style-name="P2"/>
      <text:p text:style-name="P2"><text:span text:style-name="T3"><text:s/></text:span><text:s/>The repeater will hold the signal that it receives, and repeats it. Three modes. </text:p>
      <text:p text:style-name="P2"/>
      <text:p text:style-name="P2"><text:tab/>a.) Wired to Wireless </text:p>
      <text:p text:style-name="P2"><text:tab/>b.) Wireless to Wired</text:p>
      <text:p text:style-name="P2"><text:tab/>c.) Wireless to Wireless.</text:p>
      <text:p text:style-name="P2"/>
      <text:p text:style-name="P4"><text:s text:c="3"/>By default the Wireless to Wireless repeater is always on. For most cases, <text:s/>placing a QCAN2 at the <text:s/>point of radio signal starvation should permit <text:s/><text:span text:style-name="T4">improved</text:span> <text:s/>communication.</text:p>
      <text:p text:style-name="P4"/>
      <text:p text:style-name="P5"><text:s text:c="4"/>The Mac address can also then be observed as the AGV number, <text:s/><text:span text:style-name="T6">(</text:span>or <text:span text:style-name="T6">a virtual </text:span>zone number, <text:s/>or intersection number.<text:span text:style-name="T6">)</text:span> <text:s/>Because the QCAN2s communicate with each other based on this Mac address, zero configuration is automatic. The other major aspect of the configuration-less operation of the QCAN2, <text:s/>is that every control command is unique, <text:s/>and pertinent to a specific function, <text:s/>so the QCAN2 will always be able to distinguish what action to perform. <text:span text:style-name="T6">One exception: the QCAN2 needs to be told it is a Wired to RF repeater. This can be done on the main page o</text:span><text:span text:style-name="T7">f</text:span><text:span text:style-name="T6"> the web configuration.</text:span></text:p>
      <text:p text:style-name="P5"/>
      <text:p text:style-name="P5">(This is addressed further in the door controller / intersection controller combo)</text:p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31T11:34:06.977444908</meta:creation-date>
    <dc:date>2020-03-31T12:07:34.195085681</dc:date>
    <meta:editing-duration>PT3M13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1" meta:paragraph-count="9" meta:word-count="223" meta:character-count="1369" meta:non-whitespace-character-count="1123"/>
  </office:meta>
</office:document-meta>
</file>